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Sans" svg:font-family="'Open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21b1b" officeooo:paragraph-rsid="00121b1b"/>
    </style:style>
    <style:style style:name="P2" style:family="paragraph" style:parent-style-name="Text_20_body">
      <style:text-properties officeooo:paragraph-rsid="00121b1b"/>
    </style:style>
    <style:style style:name="P3" style:family="paragraph" style:parent-style-name="Text_20_body">
      <style:paragraph-properties fo:padding="0cm" fo:border="none"/>
    </style:style>
    <style:style style:name="P4" style:family="paragraph" style:parent-style-name="Text_20_body">
      <style:paragraph-properties fo:padding="0cm" fo:border="none"/>
      <style:text-properties officeooo:paragraph-rsid="00121b1b"/>
    </style:style>
    <style:style style:name="P5" style:family="paragraph" style:parent-style-name="Text_20_body">
      <style:paragraph-properties fo:padding="0cm" fo:border="none"/>
      <style:text-properties fo:font-weight="bold" officeooo:rsid="00121b1b" style:font-weight-asian="bold" style:font-weight-complex="bold"/>
    </style:style>
    <style:style style:name="P6" style:family="paragraph" style:parent-style-name="Text_20_body">
      <style:paragraph-properties fo:padding="0cm" fo:border="none"/>
      <style:text-properties fo:font-weight="bold" officeooo:rsid="00121b1b" officeooo:paragraph-rsid="00121b1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1b1b" style:font-weight-asian="bold" style:font-weight-complex="bold"/>
    </style:style>
    <style:style style:name="T3" style:family="text">
      <style:text-properties fo:font-weight="normal" officeooo:rsid="00121b1b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entuación Palabras <text:span text:style-name="T1">AGUDAS</text:span></text:p>
      <text:p text:style-name="P2"><text:span text:style-name="T3">Vamos a practicar la acentuación de las palabras agudas. </text:span></text:p>
      <text:p text:style-name="P2"><text:span text:style-name="T3">Las palabras agudas son las que tienen el acento en la última sílaba, por ejemplo:</text:span></text:p>
      <text:p text:style-name="P3">(1) ja<text:span text:style-name="Strong_20_Emphasis">bón</text:span>, a<text:span text:style-name="Strong_20_Emphasis">sí</text:span>, co<text:span text:style-name="Strong_20_Emphasis">rrer</text:span>, jer<text:span text:style-name="Strong_20_Emphasis">sey, fe</text:span></text:p>
      <text:p text:style-name="Text_20_body">Hay que entender aquí <text:span text:style-name="Emphasis">acento</text:span> en su aspecto fónico, es decir, como el mayor relieve con que se pronuncia una de las sílabas de una palabra. Otra cosa es es el acento ortográfico o tilde, <text:span text:style-name="T1">que llevarán algunas palabras agudas y otras no</text:span>, dependiendo de si cumplen ciertas reglas. Todas las palabras de (1) son agudas, pero solo algunas de ellas llevan tilde, como podemos ver.</text:p>
      <text:p text:style-name="Text_20_body">La regla básica es que las palabras agudas llevan tilde cuando terminan en<text:span text:style-name="Strong_20_Emphasis"> vocal, </text:span><text:span text:style-name="Strong_20_Emphasis"><text:span text:style-name="Emphasis">-n</text:span></text:span><text:span text:style-name="Strong_20_Emphasis"> o </text:span><text:span text:style-name="Strong_20_Emphasis"><text:span text:style-name="Emphasis">-s,</text:span></text:span> por ejemplo:</text:p>
      <text:p text:style-name="P3">(2) a<text:span text:style-name="Strong_20_Emphasis">llá</text:span>, ca<text:span text:style-name="Strong_20_Emphasis">fé</text:span>, conse<text:span text:style-name="Strong_20_Emphasis">guí</text:span>, aca<text:span text:style-name="Strong_20_Emphasis">bó</text:span>, ta<text:span text:style-name="Strong_20_Emphasis">bú</text:span>, a<text:span text:style-name="Strong_20_Emphasis">vión</text:span>, ar<text:span text:style-name="Strong_20_Emphasis">nés</text:span></text:p>
      <text:p text:style-name="P2"><text:span text:style-name="T3"/></text:p>
      <text:p text:style-name="P2"><text:span text:style-name="T3">Este es un ejercicio de nivel básico. Simplemente tienes que poner tilde en las palabras de la lista siguiente que lo necesiten.</text:span>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4">1. cafe</text:p>
            <text:p text:style-name="P4">2. coliflor</text:p>
            <text:p text:style-name="P4">3. cajon</text:p>
            <text:p text:style-name="P4">4. regaliz</text:p>
            <text:p text:style-name="P4">5. coñac</text:p>
          </table:table-cell>
          <table:table-cell table:style-name="Tabla1.B1" office:value-type="string">
            <text:p text:style-name="P4">6. canapes</text:p>
            <text:p text:style-name="P4">7. coñacs</text:p>
            <text:p text:style-name="P4">8. sofa</text:p>
            <text:p text:style-name="P4">9. convoy</text:p>
            <text:p text:style-name="P4">10. almacen</text:p>
          </table:table-cell>
        </table:table-row>
      </table:table>
      <text:p text:style-name="P3"/>
      <text:p text:style-name="P6">Soluciones</text:p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3">1. ca<text:span text:style-name="Strong_20_Emphasis">fé</text:span></text:p>
            <text:p text:style-name="P3">2. coliflor</text:p>
            <text:p text:style-name="P3">3. ca<text:span text:style-name="Strong_20_Emphasis">jón</text:span></text:p>
            <text:p text:style-name="P3">4. regaliz</text:p>
            <text:p text:style-name="P3">5. coñac</text:p>
          </table:table-cell>
          <table:table-cell table:style-name="Tabla2.B1" office:value-type="string">
            <text:p text:style-name="P3">6. cana<text:span text:style-name="Strong_20_Emphasis">pés</text:span></text:p>
            <text:p text:style-name="P3">7. coñacs</text:p>
            <text:p text:style-name="P3">8. so<text:span text:style-name="Strong_20_Emphasis">fá</text:span></text:p>
            <text:p text:style-name="P3">9. convoy (aunque lo pudiera parecer, aquí no hay diptongo porque la i griega se trata como consonante a efectos ortográficos)</text:p>
            <text:p text:style-name="P3">10. alma<text:span text:style-name="Strong_20_Emphasis">cén</text:span></text:p>
          </table:table-cell>
        </table:table-row>
      </table:table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Open Sans" svg:font-family="'Open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 Sans" fo:font-size="11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family-generic="swiss" fo:font-size="13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Open Sans" fo:font-family="'Open Sans'" style:font-family-generic="swiss" fo:font-size="11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2T10:01:32.737276421</meta:creation-date>
    <dc:date>2017-09-12T10:06:44.049568448</dc:date>
    <meta:editing-duration>PT5M11S</meta:editing-duration>
    <meta:editing-cycles>1</meta:editing-cycles>
    <meta:document-statistic meta:table-count="2" meta:image-count="0" meta:object-count="0" meta:page-count="1" meta:paragraph-count="29" meta:word-count="208" meta:character-count="1162" meta:non-whitespace-character-count="982"/>
    <meta:generator>LibreOffice/5.2.7.2$Linux_X86_64 LibreOffice_project/20m0$Build-2</meta:generator>
  </office:meta>
</office:document-meta>
</file>